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draw:marker-start-width="0.252cm" draw:marker-end-width="0.252cm" draw:fill="none" draw:fill-color="#ffffff" draw:opacity="0%" draw:textarea-horizontal-align="justify" draw:textarea-vertical-align="top" draw:auto-grow-height="false" fo:min-height="6.085cm" fo:min-width="16.484cm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6.739cm"/>
    </style:style>
    <style:style style:name="gr3" style:family="graphic" style:parent-style-name="standard">
      <style:graphic-properties svg:stroke-color="#66ffff" draw:fill-color="#66ffff" draw:textarea-horizontal-align="justify" draw:textarea-vertical-align="middle" draw:auto-grow-height="false" fo:min-height="1.782cm" fo:min-width="3.437cm"/>
    </style:style>
    <style:style style:name="gr4" style:family="graphic" style:parent-style-name="standard">
      <style:graphic-properties draw:stroke="dash" draw:stroke-dash="Fine_20_Dashed" svg:stroke-width="0.035cm" draw:marker-start="" draw:marker-start-width="0.252cm" draw:marker-end="" draw:marker-end-width="0.252cm" draw:fill="none" draw:textarea-horizontal-align="justify" draw:textarea-vertical-align="top" draw:auto-grow-height="false" fo:min-height="2.891cm" fo:min-width="7.086cm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7.12cm"/>
    </style:style>
    <style:style style:name="gr6" style:family="graphic" style:parent-style-name="standard">
      <style:graphic-properties draw:stroke="none" svg:stroke-color="#000000" draw:fill="none" draw:fill-color="#ffffff" fo:min-height="1.941cm"/>
    </style:style>
    <style:style style:name="gr7" style:family="graphic" style:parent-style-name="objectwithoutfill">
      <style:graphic-properties svg:stroke-width="0.106cm" svg:stroke-color="#0066cc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textarea-horizontal-align="justify" draw:textarea-vertical-align="middle" draw:auto-grow-height="false" fo:min-height="1.401cm" fo:min-width="16.391cm"/>
    </style:style>
    <style:style style:name="gr9" style:family="graphic" style:parent-style-name="standard">
      <style:graphic-properties draw:stroke="dash" draw:stroke-dash="Fine_20_Dashed" draw:fill="none" draw:fill-color="#00ffff" draw:textarea-horizontal-align="justify" draw:textarea-vertical-align="top" draw:auto-grow-height="false" fo:min-height="2.26cm" fo:min-width="16.391cm"/>
    </style:style>
    <style:style style:name="gr10" style:family="graphic" style:parent-style-name="standard">
      <style:graphic-properties draw:textarea-horizontal-align="justify" draw:textarea-vertical-align="middle" draw:auto-grow-height="false" fo:min-height="1.401cm" fo:min-width="6.762cm"/>
    </style:style>
    <style:style style:name="gr11" style:family="graphic" style:parent-style-name="standard">
      <style:graphic-properties draw:textarea-horizontal-align="justify" draw:textarea-vertical-align="middle" draw:auto-grow-height="false" fo:min-height="1.401cm" fo:min-width="7.143cm"/>
    </style:style>
    <style:style style:name="gr12" style:family="graphic" style:parent-style-name="standard">
      <style:graphic-properties draw:fill-color="#66ff66" draw:textarea-horizontal-align="justify" draw:textarea-vertical-align="middle" draw:auto-grow-height="false" fo:min-height="1.528cm" fo:min-width="16.39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 draw:opacity="0%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66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00ffff"/>
      <style:paragraph-properties fo:text-align="center"/>
    </style:style>
    <style:style style:name="P8" style:family="paragraph">
      <loext:graphic-properties draw:fill-color="#66ff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018cm" svg:height="6.369cm" svg:x="2.243cm" svg:y="2.251cm">
          <text:p text:style-name="P1">Autopilot</text:p>
          <text:p text:style-name="P1">(Follow Mavros interface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39cm" svg:height="2.54cm" svg:x="2.651cm" svg:y="4.81cm">
          <text:p text:style-name="P3">DJI </text:p>
          <text:p text:style-name="P3">Wrapp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37cm" svg:height="2.032cm" svg:x="5.699cm" svg:y="5.064cm">
          <text:p text:style-name="P1">Additional</text:p>
          <text:p text:style-name="P1">Functionality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2cm" svg:height="3.175cm" svg:x="2.27cm" svg:y="9.255cm">
          <text:p text:style-name="P1">Independent </text:p>
          <text:p text:style-name="P1">Modules</text:p>
          <text:p text:style-name="P1"/>
          <text:p text:style-name="P1">Ex: Pennair.PI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62cm" svg:height="2.54cm" svg:x="11.16cm" svg:y="4.81cm">
          <text:p text:style-name="P1">Mavros Wrapper</text:p>
          <text:p text:style-name="P1">PX4 + ArduPilot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9.59cm" svg:height="2.191cm" svg:x="1cm" svg:y="24.749cm">
          <draw:text-box>
            <text:p>* We fill the DJI class with general purpose modules such us our PID controllers, to adhere to the “Mavros” interface</text:p>
          </draw:text-box>
        </draw:frame>
        <draw:line draw:style-name="gr7" draw:text-style-name="P5" draw:layer="layout" svg:x1="14.462cm" svg:y1="9.509cm" svg:x2="14.462cm" svg:y2="12.303cm">
          <text:p/>
        </draw:line>
        <draw:line draw:style-name="gr7" draw:text-style-name="P5" draw:layer="layout" svg:x1="10.525cm" svg:y1="20.558cm" svg:x2="10.525cm" svg:y2="21.701cm">
          <text:p/>
        </draw:line>
        <draw:custom-shape draw:style-name="gr8" draw:text-style-name="P1" draw:layer="layout" svg:width="16.891cm" svg:height="1.651cm" svg:x="2.27cm" svg:y="13.7cm">
          <text:p text:style-name="P1">UAV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6.891cm" svg:height="2.51cm" svg:x="2.27cm" svg:y="17.54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262cm" svg:height="1.651cm" svg:x="2.628cm" svg:y="17.891cm">
          <text:p text:style-name="P1">Copt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43cm" svg:height="1.651cm" svg:x="11.137cm" svg:y="17.891cm">
          <text:p text:style-name="P1">FixedWing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0.579cm" svg:y1="15.824cm" svg:x2="10.579cm" svg:y2="16.967cm">
          <text:p/>
        </draw:line>
        <draw:custom-shape draw:style-name="gr12" draw:text-style-name="P8" draw:layer="layout" svg:width="16.891cm" svg:height="1.778cm" svg:x="2.27cm" svg:y="22.082cm">
          <text:p text:style-name="P1">Dummy Proof Library?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62cm" svg:y1="10.398cm" svg:x2="8.62cm" svg:y2="6.8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1:47:19.293892649</meta:creation-date>
    <dc:date>2017-08-15T13:21:57.747958368</dc:date>
    <meta:editing-duration>PT12M32S</meta:editing-duration>
    <meta:editing-cycles>2</meta:editing-cycles>
    <meta:generator>LibreOffice/5.1.6.2$Linux_X86_64 LibreOffice_project/10m0$Build-2</meta:generator>
    <meta:document-statistic meta:object-count="15"/>
  </office:meta>
</office:document-meta>
</file>